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a98" officeooo:paragraph-rsid="000cda98"/>
    </style:style>
    <style:style style:name="P2" style:family="paragraph" style:parent-style-name="Standard">
      <style:text-properties officeooo:rsid="000cda98" officeooo:paragraph-rsid="000e1234"/>
    </style:style>
    <style:style style:name="P3" style:family="paragraph" style:parent-style-name="Standard">
      <style:paragraph-properties fo:text-align="center" style:justify-single-word="false"/>
      <style:text-properties officeooo:rsid="000e79c8" officeooo:paragraph-rsid="000e79c8"/>
    </style:style>
    <style:style style:name="P4" style:family="paragraph" style:parent-style-name="Standard">
      <style:paragraph-properties fo:text-align="start" style:justify-single-word="false"/>
      <style:text-properties officeooo:rsid="000e79c8" officeooo:paragraph-rsid="000e79c8"/>
    </style:style>
    <style:style style:name="P5" style:family="paragraph" style:parent-style-name="Standard">
      <style:text-properties officeooo:rsid="000e79c8" officeooo:paragraph-rsid="000e79c8"/>
    </style:style>
    <style:style style:name="P6" style:family="paragraph" style:parent-style-name="Standard">
      <style:text-properties officeooo:rsid="000e1234" officeooo:paragraph-rsid="000e1234"/>
    </style:style>
    <style:style style:name="T1" style:family="text">
      <style:text-properties officeooo:rsid="000de654"/>
    </style:style>
    <style:style style:name="T2" style:family="text">
      <style:text-properties officeooo:rsid="000e1234"/>
    </style:style>
    <style:style style:name="T3" style:family="text">
      <style:text-properties officeooo:rsid="00103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3">DESCRIPCIÓN</text:span> DE PROYECTO</text:p>
      <text:p text:style-name="P4"/>
      <text:p text:style-name="P4"/>
      <text:p text:style-name="P4"/>
      <text:p text:style-name="P4">Introducción:</text:p>
      <text:p text:style-name="P1"/>
      <text:p text:style-name="P5">Este documento recoge de manera resumida una breve descripción y los áreas funcionales con algunos requisitos funcionales de cada área sobre el proyecto que desarrollaremos a lo largo del cuatrimestre.</text:p>
      <text:p text:style-name="P1"/>
      <text:p text:style-name="P1"/>
      <text:p text:style-name="P1"/>
      <text:p text:style-name="P1">Descripción del sistema de información:</text:p>
      <text:p text:style-name="P2"><text:tab/></text:p>
      <text:p text:style-name="P2"><text:tab/>Se desea <text:span text:style-name="T1">desarrollar</text:span> un <text:span text:style-name="T1">software</text:span> que permita la <text:span text:style-name="T1">gestión</text:span> de una comunidad de vecinos.</text:p>
      <text:p text:style-name="P1"><text:tab/>Dicha comunidad esta compuesta por <text:span text:style-name="T1">propietarios</text:span> o inquilinos de los pisos que forman</text:p>
      <text:p text:style-name="P1"><text:tab/>parte de la residencia. </text:p>
      <text:p text:style-name="P1"><text:tab/><text:span text:style-name="T1">E</text:span>l S.I <text:span text:style-name="T1">tiene que proporcionar varios servicios en relación con dicha comunidad de vecinos</text:span></text:p>
      <text:p text:style-name="P1"><text:tab/><text:span text:style-name="T1">como:</text:span></text:p>
      <text:p text:style-name="P2"><text:tab/><text:tab/></text:p>
      <text:p text:style-name="P6"><text:tab/><text:tab/>gestión de usuarios.</text:p>
      <text:p text:style-name="P1"><text:tab/><text:tab/>gestión<text:span text:style-name="T1"> de pagos.</text:span></text:p>
      <text:p text:style-name="P1"><text:tab/><text:tab/>gestión<text:span text:style-name="T1"> de mantenimiento (pintura, jardinería, limpieza,... ).</text:span></text:p>
      <text:p text:style-name="P1"><text:tab/><text:tab/>gestión<text:span text:style-name="T1"> de reservas y alquiler de zonas comunes (pistas de deportes, cocheras, …).</text:span></text:p>
      <text:p text:style-name="P1"><text:tab/></text:p>
      <text:p text:style-name="P1"><text:tab/><text:tab/></text:p>
      <text:p text:style-name="P1"><text:tab/><text:tab/></text:p>
      <text:p text:style-name="P1">Nombres y apellidos:</text:p>
      <text:p text:style-name="P2"><text:tab/></text:p>
      <text:p text:style-name="P2"><text:tab/>Alejandro Duran Castro<text:tab/></text:p>
      <text:p text:style-name="P1"><text:tab/>Carmen <text:span text:style-name="T1">Bueno</text:span></text:p>
      <text:p text:style-name="P1"><text:tab/>Mohammed Molato</text:p>
      <text:p text:style-name="P1"><text:tab/>Antonio <text:span text:style-name="T1">Alaminos</text:span></text:p>
      <text:p text:style-name="P1"/>
      <text:p text:style-name="P1">Áreas funcionales :</text:p>
      <text:p text:style-name="P2"><text:tab/></text:p>
      <text:p text:style-name="P2"><text:tab/>AF1:<text:span text:style-name="T2">Gestión de usuarios<text:tab/></text:span></text:p>
      <text:p text:style-name="P2"><text:tab/><text:tab/><text:span text:style-name="T2">RF1:</text:span></text:p>
      <text:p text:style-name="P2"><text:tab/><text:tab/><text:span text:style-name="T2">RF2:</text:span></text:p>
      <text:p text:style-name="P2"><text:tab/><text:tab/><text:span text:style-name="T2">RF3:</text:span></text:p>
      <text:p text:style-name="P2"><text:tab/><text:tab/><text:span text:style-name="T2">RF4:</text:span></text:p>
      <text:p text:style-name="P1"><text:tab/></text:p>
      <text:p text:style-name="P1"><text:tab/>AF2:<text:span text:style-name="T2">Gestión de pagos</text:span></text:p>
      <text:p text:style-name="P2"><text:tab/><text:tab/><text:span text:style-name="T2">RF1:</text:span></text:p>
      <text:p text:style-name="P2"><text:tab/><text:tab/><text:span text:style-name="T2">RF2:</text:span></text:p>
      <text:p text:style-name="P2"><text:tab/><text:tab/><text:span text:style-name="T2">RF3:</text:span></text:p>
      <text:p text:style-name="P2"><text:tab/><text:tab/><text:span text:style-name="T2">RF4:</text:span></text:p>
      <text:p text:style-name="P1"/>
      <text:p text:style-name="P1"><text:tab/>AF3:<text:span text:style-name="T2">Gestión de mantenimiento</text:span></text:p>
      <text:p text:style-name="P2"><text:tab/><text:tab/><text:span text:style-name="T2">RF1:</text:span></text:p>
      <text:p text:style-name="P2"><text:tab/><text:tab/><text:span text:style-name="T2">RF2:</text:span></text:p>
      <text:p text:style-name="P2"><text:soft-page-break/><text:tab/><text:tab/><text:span text:style-name="T2">RF3:</text:span></text:p>
      <text:p text:style-name="P2"><text:tab/><text:tab/><text:span text:style-name="T2">RF4:</text:span></text:p>
      <text:p text:style-name="P1"/>
      <text:p text:style-name="P1"><text:tab/>AF4:<text:span text:style-name="T2">Gestión de reservas y alquiler de zonas comunes </text:span></text:p>
      <text:p text:style-name="P2"><text:tab/><text:tab/><text:span text:style-name="T2">RF1:Alquiler o reservar un área comunitaria</text:span></text:p>
      <text:p text:style-name="P1"><text:tab/><text:tab/><text:span text:style-name="T2">RF2:Visualizar o consultar el estado de un área o varias simultáneamente</text:span></text:p>
      <text:p text:style-name="P1"><text:tab/><text:tab/><text:span text:style-name="T2">RF3:Cancelar una reserva</text:span></text:p>
      <text:p text:style-name="P1"><text:tab/><text:tab/><text:span text:style-name="T2">RF4:Registrar incide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2:52:33.461233139</meta:creation-date>
    <dc:date>2015-10-13T17:56:59.880998690</dc:date>
    <meta:editing-duration>PT1H15M9S</meta:editing-duration>
    <meta:editing-cycles>2</meta:editing-cycles>
    <meta:generator>LibreOffice/5.0.1.2$Linux_X86_64 LibreOffice_project/81898c9f5c0d43f3473ba111d7b351050be20261</meta:generator>
    <meta:document-statistic meta:table-count="0" meta:image-count="0" meta:object-count="0" meta:page-count="2" meta:paragraph-count="47" meta:word-count="177" meta:character-count="1248" meta:non-whitespace-character-count="1042"/>
  </office:meta>
</office:document-meta>
</file>